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2"/>
    <style:style style:name="ce4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table:number-columns-repeated="4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0,4,2,6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2,1,3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1,2,3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2,4,6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3,6,9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4,8,12</text:p>
          </table:table-cell>
          <table:table-cell table:number-columns-repeated="4"/>
          <table:table-cell table:style-name="ce1"/>
          <table:table-cell/>
          <table:table-cell table:style-name="ce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B3]*10-[.C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E3]*10-[.F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H3]*10-[.I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3]*10-[.L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3]*10-[.O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3]*10-[.R3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695903757" calcext:value-type="float">
            <text:p>6.96E-001</text:p>
          </table:table-cell>
          <table:table-cell table:style-name="ce1" office:value-type="float" office:value="0.668927814" calcext:value-type="float">
            <text:p>6.69E-001</text:p>
          </table:table-cell>
          <table:table-cell table:style-name="ce1" table:formula="of:=[.B4]*10-[.C4]" office:value-type="float" office:value="6.290109756" calcext:value-type="float">
            <text:p>6.29E+000</text:p>
          </table:table-cell>
          <table:table-cell table:style-name="ce1" office:value-type="float" office:value="0.706091313" calcext:value-type="float">
            <text:p>7.06E-001</text:p>
          </table:table-cell>
          <table:table-cell table:style-name="ce1" office:value-type="float" office:value="0.680549362" calcext:value-type="float">
            <text:p>6.81E-001</text:p>
          </table:table-cell>
          <table:table-cell table:style-name="ce1" table:formula="of:=[.E4]*10-[.F4]" office:value-type="float" office:value="6.380363768" calcext:value-type="float">
            <text:p>6.38E+000</text:p>
          </table:table-cell>
          <table:table-cell table:style-name="ce1" office:value-type="float" office:value="0.706656737" calcext:value-type="float">
            <text:p>7.07E-001</text:p>
          </table:table-cell>
          <table:table-cell table:style-name="ce1" office:value-type="float" office:value="0.688641666" calcext:value-type="float">
            <text:p>6.89E-001</text:p>
          </table:table-cell>
          <table:table-cell table:style-name="ce1" table:formula="of:=[.H4]*10-[.I4]" office:value-type="float" office:value="6.377925704" calcext:value-type="float">
            <text:p>6.38E+000</text:p>
          </table:table-cell>
          <table:table-cell table:style-name="ce1" office:value-type="float" office:value="0.688340493" calcext:value-type="float">
            <text:p>6.88E-001</text:p>
          </table:table-cell>
          <table:table-cell table:style-name="ce2" office:value-type="float" office:value="0.663397345" calcext:value-type="float">
            <text:p>6.63E-001</text:p>
          </table:table-cell>
          <table:table-cell table:style-name="ce1" table:formula="of:=[.K4]*10-[.L4]" office:value-type="float" office:value="6.220007585" calcext:value-type="float">
            <text:p>6.22E+000</text:p>
          </table:table-cell>
          <table:table-cell table:style-name="ce1" office:value-type="float" office:value="0.689737776" calcext:value-type="float">
            <text:p>6.90E-001</text:p>
          </table:table-cell>
          <table:table-cell table:style-name="ce1" office:value-type="float" office:value="0.657747317" calcext:value-type="float">
            <text:p>6.58E-001</text:p>
          </table:table-cell>
          <table:table-cell table:style-name="ce1" table:formula="of:=[.N4]*10-[.O4]" office:value-type="float" office:value="6.239630443" calcext:value-type="float">
            <text:p>6.24E+000</text:p>
          </table:table-cell>
          <table:table-cell table:style-name="ce1" office:value-type="float" office:value="0.676195647" calcext:value-type="float">
            <text:p>6.76E-001</text:p>
          </table:table-cell>
          <table:table-cell table:style-name="ce1" office:value-type="float" office:value="0.644068863" calcext:value-type="float">
            <text:p>6.44E-001</text:p>
          </table:table-cell>
          <table:table-cell table:style-name="ce1" table:formula="of:=[.Q4]*10-[.R4]" office:value-type="float" office:value="6.117887607" calcext:value-type="float">
            <text:p>6.1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649761345" calcext:value-type="float">
            <text:p>6.50E-001</text:p>
          </table:table-cell>
          <table:table-cell table:style-name="ce1" office:value-type="float" office:value="0.617116742" calcext:value-type="float">
            <text:p>6.17E-001</text:p>
          </table:table-cell>
          <table:table-cell table:style-name="ce1" table:formula="of:=[.B5]*10-[.C5]" office:value-type="float" office:value="5.880496708" calcext:value-type="float">
            <text:p>5.88E+000</text:p>
          </table:table-cell>
          <table:table-cell table:style-name="ce1" office:value-type="float" office:value="0.672893932" calcext:value-type="float">
            <text:p>6.73E-001</text:p>
          </table:table-cell>
          <table:table-cell table:style-name="ce1" office:value-type="float" office:value="0.641923863" calcext:value-type="float">
            <text:p>6.42E-001</text:p>
          </table:table-cell>
          <table:table-cell table:style-name="ce1" table:formula="of:=[.E5]*10-[.F5]" office:value-type="float" office:value="6.087015457" calcext:value-type="float">
            <text:p>6.09E+000</text:p>
          </table:table-cell>
          <table:table-cell table:style-name="ce1" office:value-type="float" office:value="0.670412707" calcext:value-type="float">
            <text:p>6.70E-001</text:p>
          </table:table-cell>
          <table:table-cell table:style-name="ce1" office:value-type="float" office:value="0.640008315" calcext:value-type="float">
            <text:p>6.40E-001</text:p>
          </table:table-cell>
          <table:table-cell table:style-name="ce1" table:formula="of:=[.H5]*10-[.I5]" office:value-type="float" office:value="6.064118755" calcext:value-type="float">
            <text:p>6.06E+000</text:p>
          </table:table-cell>
          <table:table-cell table:style-name="ce1" office:value-type="float" office:value="0.659407938" calcext:value-type="float">
            <text:p>6.59E-001</text:p>
          </table:table-cell>
          <table:table-cell table:style-name="ce2" office:value-type="float" office:value="0.615578724" calcext:value-type="float">
            <text:p>6.16E-001</text:p>
          </table:table-cell>
          <table:table-cell table:style-name="ce1" table:formula="of:=[.K5]*10-[.L5]" office:value-type="float" office:value="5.978500656" calcext:value-type="float">
            <text:p>5.98E+000</text:p>
          </table:table-cell>
          <table:table-cell table:style-name="ce1" office:value-type="float" office:value="0.655607843" calcext:value-type="float">
            <text:p>6.56E-001</text:p>
          </table:table-cell>
          <table:table-cell table:style-name="ce1" office:value-type="float" office:value="0.609885597" calcext:value-type="float">
            <text:p>6.10E-001</text:p>
          </table:table-cell>
          <table:table-cell table:style-name="ce1" table:formula="of:=[.N5]*10-[.O5]" office:value-type="float" office:value="5.946192833" calcext:value-type="float">
            <text:p>5.95E+000</text:p>
          </table:table-cell>
          <table:table-cell table:style-name="ce1" office:value-type="float" office:value="0.652501173" calcext:value-type="float">
            <text:p>6.53E-001</text:p>
          </table:table-cell>
          <table:table-cell table:style-name="ce1" office:value-type="float" office:value="0.602713931" calcext:value-type="float">
            <text:p>6.03E-001</text:p>
          </table:table-cell>
          <table:table-cell table:style-name="ce1" table:formula="of:=[.Q5]*10-[.R5]" office:value-type="float" office:value="5.922297799" calcext:value-type="float">
            <text:p>5.9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643458046" calcext:value-type="float">
            <text:p>6.43E-001</text:p>
          </table:table-cell>
          <table:table-cell table:style-name="ce1" office:value-type="float" office:value="0.607538397" calcext:value-type="float">
            <text:p>6.08E-001</text:p>
          </table:table-cell>
          <table:table-cell table:style-name="ce1" table:formula="of:=[.B6]*10-[.C6]" office:value-type="float" office:value="5.827042063" calcext:value-type="float">
            <text:p>5.83E+000</text:p>
          </table:table-cell>
          <table:table-cell table:style-name="ce1" office:value-type="float" office:value="0.663928595" calcext:value-type="float">
            <text:p>6.64E-001</text:p>
          </table:table-cell>
          <table:table-cell table:style-name="ce1" office:value-type="float" office:value="0.626723052" calcext:value-type="float">
            <text:p>6.27E-001</text:p>
          </table:table-cell>
          <table:table-cell table:style-name="ce1" table:formula="of:=[.E6]*10-[.F6]" office:value-type="float" office:value="6.012562898" calcext:value-type="float">
            <text:p>6.01E+000</text:p>
          </table:table-cell>
          <table:table-cell table:style-name="ce1" office:value-type="float" office:value="0.664834433" calcext:value-type="float">
            <text:p>6.65E-001</text:p>
          </table:table-cell>
          <table:table-cell table:style-name="ce1" office:value-type="float" office:value="0.628363281" calcext:value-type="float">
            <text:p>6.28E-001</text:p>
          </table:table-cell>
          <table:table-cell table:style-name="ce1" table:formula="of:=[.H6]*10-[.I6]" office:value-type="float" office:value="6.019981049" calcext:value-type="float">
            <text:p>6.02E+000</text:p>
          </table:table-cell>
          <table:table-cell table:style-name="ce1" office:value-type="float" office:value="0.652724004" calcext:value-type="float">
            <text:p>6.53E-001</text:p>
          </table:table-cell>
          <table:table-cell table:style-name="ce2" office:value-type="float" office:value="0.605531353" calcext:value-type="float">
            <text:p>6.06E-001</text:p>
          </table:table-cell>
          <table:table-cell table:style-name="ce1" table:formula="of:=[.K6]*10-[.L6]" office:value-type="float" office:value="5.921708687" calcext:value-type="float">
            <text:p>5.92E+000</text:p>
          </table:table-cell>
          <table:table-cell table:style-name="ce1" office:value-type="float" office:value="0.646342723" calcext:value-type="float">
            <text:p>6.46E-001</text:p>
          </table:table-cell>
          <table:table-cell table:style-name="ce1" office:value-type="float" office:value="0.597611203" calcext:value-type="float">
            <text:p>5.98E-001</text:p>
          </table:table-cell>
          <table:table-cell table:style-name="ce1" table:formula="of:=[.N6]*10-[.O6]" office:value-type="float" office:value="5.865816027" calcext:value-type="float">
            <text:p>5.87E+000</text:p>
          </table:table-cell>
          <table:table-cell table:style-name="ce1" office:value-type="float" office:value="0.666422918" calcext:value-type="float">
            <text:p>6.66E-001</text:p>
          </table:table-cell>
          <table:table-cell table:style-name="ce1" office:value-type="float" office:value="0.615352636" calcext:value-type="float">
            <text:p>6.15E-001</text:p>
          </table:table-cell>
          <table:table-cell table:style-name="ce1" table:formula="of:=[.Q6]*10-[.R6]" office:value-type="float" office:value="6.048876544" calcext:value-type="float">
            <text:p>6.05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639965948" calcext:value-type="float">
            <text:p>6.40E-001</text:p>
          </table:table-cell>
          <table:table-cell table:style-name="ce1" office:value-type="float" office:value="0.592094162" calcext:value-type="float">
            <text:p>5.92E-001</text:p>
          </table:table-cell>
          <table:table-cell table:style-name="ce1" table:formula="of:=[.B7]*10-[.C7]" office:value-type="float" office:value="5.807565318" calcext:value-type="float">
            <text:p>5.81E+000</text:p>
          </table:table-cell>
          <table:table-cell table:style-name="ce1" office:value-type="float" office:value="0.657912706" calcext:value-type="float">
            <text:p>6.58E-001</text:p>
          </table:table-cell>
          <table:table-cell table:style-name="ce1" office:value-type="float" office:value="0.617236376" calcext:value-type="float">
            <text:p>6.17E-001</text:p>
          </table:table-cell>
          <table:table-cell table:style-name="ce1" table:formula="of:=[.E7]*10-[.F7]" office:value-type="float" office:value="5.961890684" calcext:value-type="float">
            <text:p>5.96E+000</text:p>
          </table:table-cell>
          <table:table-cell table:style-name="ce1" office:value-type="float" office:value="0.659767661" calcext:value-type="float">
            <text:p>6.60E-001</text:p>
          </table:table-cell>
          <table:table-cell table:style-name="ce1" office:value-type="float" office:value="0.616550446" calcext:value-type="float">
            <text:p>6.17E-001</text:p>
          </table:table-cell>
          <table:table-cell table:style-name="ce1" table:formula="of:=[.H7]*10-[.I7]" office:value-type="float" office:value="5.981126164" calcext:value-type="float">
            <text:p>5.98E+000</text:p>
          </table:table-cell>
          <table:table-cell table:style-name="ce1" office:value-type="float" office:value="0.649635403" calcext:value-type="float">
            <text:p>6.50E-001</text:p>
          </table:table-cell>
          <table:table-cell table:style-name="ce2" office:value-type="float" office:value="0.599566326" calcext:value-type="float">
            <text:p>6.00E-001</text:p>
          </table:table-cell>
          <table:table-cell table:style-name="ce1" table:formula="of:=[.K7]*10-[.L7]" office:value-type="float" office:value="5.896787704" calcext:value-type="float">
            <text:p>5.90E+000</text:p>
          </table:table-cell>
          <table:table-cell table:style-name="ce1" office:value-type="float" office:value="0.664006662" calcext:value-type="float">
            <text:p>6.64E-001</text:p>
          </table:table-cell>
          <table:table-cell table:style-name="ce1" office:value-type="float" office:value="0.617283038" calcext:value-type="float">
            <text:p>6.17E-001</text:p>
          </table:table-cell>
          <table:table-cell table:style-name="ce1" table:formula="of:=[.N7]*10-[.O7]" office:value-type="float" office:value="6.022783582" calcext:value-type="float">
            <text:p>6.02E+000</text:p>
          </table:table-cell>
          <table:table-cell table:style-name="ce1" office:value-type="float" office:value="0.719803253" calcext:value-type="float">
            <text:p>7.20E-001</text:p>
          </table:table-cell>
          <table:table-cell table:style-name="ce1" office:value-type="float" office:value="0.665303993" calcext:value-type="float">
            <text:p>6.65E-001</text:p>
          </table:table-cell>
          <table:table-cell table:style-name="ce1" table:formula="of:=[.Q7]*10-[.R7]" office:value-type="float" office:value="6.532728537" calcext:value-type="float">
            <text:p>6.53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63573177" calcext:value-type="float">
            <text:p>6.36E-001</text:p>
          </table:table-cell>
          <table:table-cell table:style-name="ce1" office:value-type="float" office:value="0.587961139" calcext:value-type="float">
            <text:p>5.88E-001</text:p>
          </table:table-cell>
          <table:table-cell table:style-name="ce1" table:formula="of:=[.B8]*10-[.C8]" office:value-type="float" office:value="5.769356561" calcext:value-type="float">
            <text:p>5.77E+000</text:p>
          </table:table-cell>
          <table:table-cell table:style-name="ce1" office:value-type="float" office:value="0.643113828" calcext:value-type="float">
            <text:p>6.43E-001</text:p>
          </table:table-cell>
          <table:table-cell table:style-name="ce1" office:value-type="float" office:value="0.598946925" calcext:value-type="float">
            <text:p>5.99E-001</text:p>
          </table:table-cell>
          <table:table-cell table:style-name="ce1" table:formula="of:=[.E8]*10-[.F8]" office:value-type="float" office:value="5.832191355" calcext:value-type="float">
            <text:p>5.83E+000</text:p>
          </table:table-cell>
          <table:table-cell table:style-name="ce1" office:value-type="float" office:value="0.65444792" calcext:value-type="float">
            <text:p>6.54E-001</text:p>
          </table:table-cell>
          <table:table-cell table:style-name="ce1" office:value-type="float" office:value="0.606804233" calcext:value-type="float">
            <text:p>6.07E-001</text:p>
          </table:table-cell>
          <table:table-cell table:style-name="ce1" table:formula="of:=[.H8]*10-[.I8]" office:value-type="float" office:value="5.937674967" calcext:value-type="float">
            <text:p>5.94E+000</text:p>
          </table:table-cell>
          <table:table-cell table:style-name="ce1" office:value-type="float" office:value="0.658281892" calcext:value-type="float">
            <text:p>6.58E-001</text:p>
          </table:table-cell>
          <table:table-cell table:style-name="ce2" office:value-type="float" office:value="0.607300759" calcext:value-type="float">
            <text:p>6.07E-001</text:p>
          </table:table-cell>
          <table:table-cell table:style-name="ce1" table:formula="of:=[.K8]*10-[.L8]" office:value-type="float" office:value="5.975518161" calcext:value-type="float">
            <text:p>5.98E+000</text:p>
          </table:table-cell>
          <table:table-cell table:style-name="ce1" office:value-type="float" office:value="0.711219283" calcext:value-type="float">
            <text:p>7.11E-001</text:p>
          </table:table-cell>
          <table:table-cell table:style-name="ce1" office:value-type="float" office:value="0.65307847" calcext:value-type="float">
            <text:p>6.53E-001</text:p>
          </table:table-cell>
          <table:table-cell table:style-name="ce1" table:formula="of:=[.N8]*10-[.O8]" office:value-type="float" office:value="6.45911436" calcext:value-type="float">
            <text:p>6.46E+000</text:p>
          </table:table-cell>
          <table:table-cell table:style-name="ce1" office:value-type="float" office:value="0.781193002" calcext:value-type="float">
            <text:p>7.81E-001</text:p>
          </table:table-cell>
          <table:table-cell table:style-name="ce1" office:value-type="float" office:value="0.718984931" calcext:value-type="float">
            <text:p>7.19E-001</text:p>
          </table:table-cell>
          <table:table-cell table:style-name="ce1" table:formula="of:=[.Q8]*10-[.R8]" office:value-type="float" office:value="7.092945089" calcext:value-type="float">
            <text:p>7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653151544" calcext:value-type="float">
            <text:p>6.53E-001</text:p>
          </table:table-cell>
          <table:table-cell table:style-name="ce1" office:value-type="float" office:value="0.595225624" calcext:value-type="float">
            <text:p>5.95E-001</text:p>
          </table:table-cell>
          <table:table-cell table:style-name="ce1" table:formula="of:=[.B9]*10-[.C9]" office:value-type="float" office:value="5.936289816" calcext:value-type="float">
            <text:p>5.94E+000</text:p>
          </table:table-cell>
          <table:table-cell table:style-name="ce1" office:value-type="float" office:value="0.640248195" calcext:value-type="float">
            <text:p>6.40E-001</text:p>
          </table:table-cell>
          <table:table-cell table:style-name="ce1" office:value-type="float" office:value="0.598556287" calcext:value-type="float">
            <text:p>5.99E-001</text:p>
          </table:table-cell>
          <table:table-cell table:style-name="ce1" table:formula="of:=[.E9]*10-[.F9]" office:value-type="float" office:value="5.803925663" calcext:value-type="float">
            <text:p>5.80E+000</text:p>
          </table:table-cell>
          <table:table-cell table:style-name="ce1" office:value-type="float" office:value="0.647233176" calcext:value-type="float">
            <text:p>6.47E-001</text:p>
          </table:table-cell>
          <table:table-cell table:style-name="ce1" office:value-type="float" office:value="0.59872675" calcext:value-type="float">
            <text:p>5.99E-001</text:p>
          </table:table-cell>
          <table:table-cell table:style-name="ce1" table:formula="of:=[.H9]*10-[.I9]" office:value-type="float" office:value="5.87360501" calcext:value-type="float">
            <text:p>5.87E+000</text:p>
          </table:table-cell>
          <table:table-cell table:style-name="ce1" office:value-type="float" office:value="0.687593043" calcext:value-type="float">
            <text:p>6.88E-001</text:p>
          </table:table-cell>
          <table:table-cell table:style-name="ce2" office:value-type="float" office:value="0.633996739" calcext:value-type="float">
            <text:p>6.34E-001</text:p>
          </table:table-cell>
          <table:table-cell table:style-name="ce1" table:formula="of:=[.K9]*10-[.L9]" office:value-type="float" office:value="6.241933691" calcext:value-type="float">
            <text:p>6.24E+000</text:p>
          </table:table-cell>
          <table:table-cell table:style-name="ce1" office:value-type="float" office:value="0.773761547" calcext:value-type="float">
            <text:p>7.74E-001</text:p>
          </table:table-cell>
          <table:table-cell table:style-name="ce1" office:value-type="float" office:value="0.718055394" calcext:value-type="float">
            <text:p>7.18E-001</text:p>
          </table:table-cell>
          <table:table-cell table:style-name="ce1" table:formula="of:=[.N9]*10-[.O9]" office:value-type="float" office:value="7.019560076" calcext:value-type="float">
            <text:p>7.02E+000</text:p>
          </table:table-cell>
          <table:table-cell table:style-name="ce1" office:value-type="float" office:value="0.850524845" calcext:value-type="float">
            <text:p>8.51E-001</text:p>
          </table:table-cell>
          <table:table-cell table:style-name="ce1" office:value-type="float" office:value="0.78637777" calcext:value-type="float">
            <text:p>7.86E-001</text:p>
          </table:table-cell>
          <table:table-cell table:style-name="ce1" table:formula="of:=[.Q9]*10-[.R9]" office:value-type="float" office:value="7.71887068" calcext:value-type="float">
            <text:p>7.7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0.669944082" calcext:value-type="float">
            <text:p>6.70E-001</text:p>
          </table:table-cell>
          <table:table-cell table:style-name="ce1" office:value-type="float" office:value="0.601345013" calcext:value-type="float">
            <text:p>6.01E-001</text:p>
          </table:table-cell>
          <table:table-cell table:style-name="ce1" table:formula="of:=[.B10]*10-[.C10]" office:value-type="float" office:value="6.098095807" calcext:value-type="float">
            <text:p>6.10E+000</text:p>
          </table:table-cell>
          <table:table-cell table:style-name="ce1" office:value-type="float" office:value="0.635159151" calcext:value-type="float">
            <text:p>6.35E-001</text:p>
          </table:table-cell>
          <table:table-cell table:style-name="ce1" office:value-type="float" office:value="0.584884838" calcext:value-type="float">
            <text:p>5.85E-001</text:p>
          </table:table-cell>
          <table:table-cell table:style-name="ce1" table:formula="of:=[.E10]*10-[.F10]" office:value-type="float" office:value="5.766706672" calcext:value-type="float">
            <text:p>5.77E+000</text:p>
          </table:table-cell>
          <table:table-cell table:style-name="ce1" office:value-type="float" office:value="0.652681288" calcext:value-type="float">
            <text:p>6.53E-001</text:p>
          </table:table-cell>
          <table:table-cell table:style-name="ce1" office:value-type="float" office:value="0.605556143" calcext:value-type="float">
            <text:p>6.06E-001</text:p>
          </table:table-cell>
          <table:table-cell table:style-name="ce1" table:formula="of:=[.H10]*10-[.I10]" office:value-type="float" office:value="5.921256737" calcext:value-type="float">
            <text:p>5.92E+000</text:p>
          </table:table-cell>
          <table:table-cell table:style-name="ce1" office:value-type="float" office:value="0.721138509" calcext:value-type="float">
            <text:p>7.21E-001</text:p>
          </table:table-cell>
          <table:table-cell table:style-name="ce2" office:value-type="float" office:value="0.660718733" calcext:value-type="float">
            <text:p>6.61E-001</text:p>
          </table:table-cell>
          <table:table-cell table:style-name="ce1" table:formula="of:=[.K10]*10-[.L10]" office:value-type="float" office:value="6.550666357" calcext:value-type="float">
            <text:p>6.55E+000</text:p>
          </table:table-cell>
          <table:table-cell table:style-name="ce1" office:value-type="float" office:value="0.809292062" calcext:value-type="float">
            <text:p>8.09E-001</text:p>
          </table:table-cell>
          <table:table-cell table:style-name="ce1" office:value-type="float" office:value="0.74795522" calcext:value-type="float">
            <text:p>7.48E-001</text:p>
          </table:table-cell>
          <table:table-cell table:style-name="ce1" table:formula="of:=[.N10]*10-[.O10]" office:value-type="float" office:value="7.3449654" calcext:value-type="float">
            <text:p>7.34E+000</text:p>
          </table:table-cell>
          <table:table-cell table:style-name="ce1" office:value-type="float" office:value="0.907258241" calcext:value-type="float">
            <text:p>9.07E-001</text:p>
          </table:table-cell>
          <table:table-cell table:style-name="ce1" office:value-type="float" office:value="0.829694851" calcext:value-type="float">
            <text:p>8.30E-001</text:p>
          </table:table-cell>
          <table:table-cell table:style-name="ce1" table:formula="of:=[.Q10]*10-[.R10]" office:value-type="float" office:value="8.242887559" calcext:value-type="float">
            <text:p>8.24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693797363" calcext:value-type="float">
            <text:p>6.94E-001</text:p>
          </table:table-cell>
          <table:table-cell table:style-name="ce1" office:value-type="float" office:value="0.631219937" calcext:value-type="float">
            <text:p>6.31E-001</text:p>
          </table:table-cell>
          <table:table-cell table:style-name="ce1" table:formula="of:=[.B11]*10-[.C11]" office:value-type="float" office:value="6.306753693" calcext:value-type="float">
            <text:p>6.31E+000</text:p>
          </table:table-cell>
          <table:table-cell table:style-name="ce1" office:value-type="float" office:value="0.650169726" calcext:value-type="float">
            <text:p>6.50E-001</text:p>
          </table:table-cell>
          <table:table-cell table:style-name="ce1" office:value-type="float" office:value="0.588550467" calcext:value-type="float">
            <text:p>5.89E-001</text:p>
          </table:table-cell>
          <table:table-cell table:style-name="ce1" table:formula="of:=[.E11]*10-[.F11]" office:value-type="float" office:value="5.913146793" calcext:value-type="float">
            <text:p>5.91E+000</text:p>
          </table:table-cell>
          <table:table-cell table:style-name="ce1" office:value-type="float" office:value="0.666611263" calcext:value-type="float">
            <text:p>6.67E-001</text:p>
          </table:table-cell>
          <table:table-cell table:style-name="ce1" office:value-type="float" office:value="0.608124344" calcext:value-type="float">
            <text:p>6.08E-001</text:p>
          </table:table-cell>
          <table:table-cell table:style-name="ce1" table:formula="of:=[.H11]*10-[.I11]" office:value-type="float" office:value="6.057988286" calcext:value-type="float">
            <text:p>6.06E+000</text:p>
          </table:table-cell>
          <table:table-cell table:style-name="ce1" office:value-type="float" office:value="0.771866364" calcext:value-type="float">
            <text:p>7.72E-001</text:p>
          </table:table-cell>
          <table:table-cell table:style-name="ce2" office:value-type="float" office:value="0.70593458" calcext:value-type="float">
            <text:p>7.06E-001</text:p>
          </table:table-cell>
          <table:table-cell table:style-name="ce1" table:formula="of:=[.K11]*10-[.L11]" office:value-type="float" office:value="7.01272906" calcext:value-type="float">
            <text:p>7.01E+000</text:p>
          </table:table-cell>
          <table:table-cell table:style-name="ce1" office:value-type="float" office:value="0.878519562" calcext:value-type="float">
            <text:p>8.79E-001</text:p>
          </table:table-cell>
          <table:table-cell table:style-name="ce1" office:value-type="float" office:value="0.80695041" calcext:value-type="float">
            <text:p>8.07E-001</text:p>
          </table:table-cell>
          <table:table-cell table:style-name="ce1" table:formula="of:=[.N11]*10-[.O11]" office:value-type="float" office:value="7.97824521" calcext:value-type="float">
            <text:p>7.98E+000</text:p>
          </table:table-cell>
          <table:table-cell table:style-name="ce1" office:value-type="float" office:value="0.925221496" calcext:value-type="float">
            <text:p>9.25E-001</text:p>
          </table:table-cell>
          <table:table-cell table:style-name="ce1" office:value-type="float" office:value="0.846726094" calcext:value-type="float">
            <text:p>8.47E-001</text:p>
          </table:table-cell>
          <table:table-cell table:style-name="ce1" table:formula="of:=[.Q11]*10-[.R11]" office:value-type="float" office:value="8.405488866" calcext:value-type="float">
            <text:p>8.41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0.733016567" calcext:value-type="float">
            <text:p>7.33E-001</text:p>
          </table:table-cell>
          <table:table-cell table:style-name="ce1" office:value-type="float" office:value="0.662763798" calcext:value-type="float">
            <text:p>6.63E-001</text:p>
          </table:table-cell>
          <table:table-cell table:style-name="ce1" table:formula="of:=[.B12]*10-[.C12]" office:value-type="float" office:value="6.667401872" calcext:value-type="float">
            <text:p>6.67E+000</text:p>
          </table:table-cell>
          <table:table-cell table:style-name="ce1" office:value-type="float" office:value="0.651827243" calcext:value-type="float">
            <text:p>6.52E-001</text:p>
          </table:table-cell>
          <table:table-cell table:style-name="ce1" office:value-type="float" office:value="0.593939433" calcext:value-type="float">
            <text:p>5.94E-001</text:p>
          </table:table-cell>
          <table:table-cell table:style-name="ce1" table:formula="of:=[.E12]*10-[.F12]" office:value-type="float" office:value="5.924332997" calcext:value-type="float">
            <text:p>5.92E+000</text:p>
          </table:table-cell>
          <table:table-cell table:style-name="ce1" office:value-type="float" office:value="0.678154215" calcext:value-type="float">
            <text:p>6.78E-001</text:p>
          </table:table-cell>
          <table:table-cell table:style-name="ce1" office:value-type="float" office:value="0.62546026" calcext:value-type="float">
            <text:p>6.25E-001</text:p>
          </table:table-cell>
          <table:table-cell table:style-name="ce1" table:formula="of:=[.H12]*10-[.I12]" office:value-type="float" office:value="6.15608189" calcext:value-type="float">
            <text:p>6.16E+000</text:p>
          </table:table-cell>
          <table:table-cell table:style-name="ce1" office:value-type="float" office:value="0.820643835" calcext:value-type="float">
            <text:p>8.21E-001</text:p>
          </table:table-cell>
          <table:table-cell table:style-name="ce2" office:value-type="float" office:value="0.744764223" calcext:value-type="float">
            <text:p>7.45E-001</text:p>
          </table:table-cell>
          <table:table-cell table:style-name="ce1" table:formula="of:=[.K12]*10-[.L12]" office:value-type="float" office:value="7.461674127" calcext:value-type="float">
            <text:p>7.46E+000</text:p>
          </table:table-cell>
          <table:table-cell table:style-name="ce1" office:value-type="float" office:value="0.925803074" calcext:value-type="float">
            <text:p>9.26E-001</text:p>
          </table:table-cell>
          <table:table-cell table:style-name="ce1" office:value-type="float" office:value="0.849768093" calcext:value-type="float">
            <text:p>8.50E-001</text:p>
          </table:table-cell>
          <table:table-cell table:style-name="ce1" table:formula="of:=[.N12]*10-[.O12]" office:value-type="float" office:value="8.408262647" calcext:value-type="float">
            <text:p>8.41E+000</text:p>
          </table:table-cell>
          <table:table-cell table:style-name="ce1" office:value-type="float" office:value="0.970172934" calcext:value-type="float">
            <text:p>9.70E-001</text:p>
          </table:table-cell>
          <table:table-cell table:style-name="ce1" office:value-type="float" office:value="0.887108108" calcext:value-type="float">
            <text:p>8.87E-001</text:p>
          </table:table-cell>
          <table:table-cell table:style-name="ce1" table:formula="of:=[.Q12]*10-[.R12]" office:value-type="float" office:value="8.814621232" calcext:value-type="float">
            <text:p>8.81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767570522" calcext:value-type="float">
            <text:p>7.68E-001</text:p>
          </table:table-cell>
          <table:table-cell table:style-name="ce1" office:value-type="float" office:value="0.677047755" calcext:value-type="float">
            <text:p>6.77E-001</text:p>
          </table:table-cell>
          <table:table-cell table:style-name="ce1" table:formula="of:=[.B13]*10-[.C13]" office:value-type="float" office:value="6.998657465" calcext:value-type="float">
            <text:p>7.00E+000</text:p>
          </table:table-cell>
          <table:table-cell table:style-name="ce1" office:value-type="float" office:value="0.660862022" calcext:value-type="float">
            <text:p>6.61E-001</text:p>
          </table:table-cell>
          <table:table-cell table:style-name="ce1" office:value-type="float" office:value="0.593276308" calcext:value-type="float">
            <text:p>5.93E-001</text:p>
          </table:table-cell>
          <table:table-cell table:style-name="ce1" table:formula="of:=[.E13]*10-[.F13]" office:value-type="float" office:value="6.015343912" calcext:value-type="float">
            <text:p>6.02E+000</text:p>
          </table:table-cell>
          <table:table-cell table:style-name="ce1" office:value-type="float" office:value="0.699347622" calcext:value-type="float">
            <text:p>6.99E-001</text:p>
          </table:table-cell>
          <table:table-cell table:style-name="ce1" office:value-type="float" office:value="0.64113959" calcext:value-type="float">
            <text:p>6.41E-001</text:p>
          </table:table-cell>
          <table:table-cell table:style-name="ce1" table:formula="of:=[.H13]*10-[.I13]" office:value-type="float" office:value="6.35233663" calcext:value-type="float">
            <text:p>6.35E+000</text:p>
          </table:table-cell>
          <table:table-cell table:style-name="ce1" office:value-type="float" office:value="0.844063491" calcext:value-type="float">
            <text:p>8.44E-001</text:p>
          </table:table-cell>
          <table:table-cell table:style-name="ce2" office:value-type="float" office:value="0.77938012" calcext:value-type="float">
            <text:p>7.79E-001</text:p>
          </table:table-cell>
          <table:table-cell table:style-name="ce1" table:formula="of:=[.K13]*10-[.L13]" office:value-type="float" office:value="7.66125479" calcext:value-type="float">
            <text:p>7.66E+000</text:p>
          </table:table-cell>
          <table:table-cell table:style-name="ce1" office:value-type="float" office:value="0.949827404" calcext:value-type="float">
            <text:p>9.50E-001</text:p>
          </table:table-cell>
          <table:table-cell table:style-name="ce1" office:value-type="float" office:value="0.864066818" calcext:value-type="float">
            <text:p>8.64E-001</text:p>
          </table:table-cell>
          <table:table-cell table:style-name="ce1" table:formula="of:=[.N13]*10-[.O13]" office:value-type="float" office:value="8.634207222" calcext:value-type="float">
            <text:p>8.63E+000</text:p>
          </table:table-cell>
          <table:table-cell table:style-name="ce1" office:value-type="float" office:value="0.987356169" calcext:value-type="float">
            <text:p>9.87E-001</text:p>
          </table:table-cell>
          <table:table-cell table:style-name="ce1" office:value-type="float" office:value="0.895850717" calcext:value-type="float">
            <text:p>8.96E-001</text:p>
          </table:table-cell>
          <table:table-cell table:style-name="ce1" table:formula="of:=[.Q13]*10-[.R13]" office:value-type="float" office:value="8.977710973" calcext:value-type="float">
            <text:p>8.98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795557903" calcext:value-type="float">
            <text:p>7.96E-001</text:p>
          </table:table-cell>
          <table:table-cell table:style-name="ce1" office:value-type="float" office:value="0.713800686" calcext:value-type="float">
            <text:p>7.14E-001</text:p>
          </table:table-cell>
          <table:table-cell table:style-name="ce1" table:formula="of:=[.B14]*10-[.C14]" office:value-type="float" office:value="7.241778344" calcext:value-type="float">
            <text:p>7.24E+000</text:p>
          </table:table-cell>
          <table:table-cell table:style-name="ce1" office:value-type="float" office:value="0.691359726" calcext:value-type="float">
            <text:p>6.91E-001</text:p>
          </table:table-cell>
          <table:table-cell table:style-name="ce1" office:value-type="float" office:value="0.6219045" calcext:value-type="float">
            <text:p>6.22E-001</text:p>
          </table:table-cell>
          <table:table-cell table:style-name="ce1" table:formula="of:=[.E14]*10-[.F14]" office:value-type="float" office:value="6.29169276" calcext:value-type="float">
            <text:p>6.29E+000</text:p>
          </table:table-cell>
          <table:table-cell table:style-name="ce1" office:value-type="float" office:value="0.713833879" calcext:value-type="float">
            <text:p>7.14E-001</text:p>
          </table:table-cell>
          <table:table-cell table:style-name="ce1" office:value-type="float" office:value="0.653917157" calcext:value-type="float">
            <text:p>6.54E-001</text:p>
          </table:table-cell>
          <table:table-cell table:style-name="ce1" table:formula="of:=[.H14]*10-[.I14]" office:value-type="float" office:value="6.484421633" calcext:value-type="float">
            <text:p>6.48E+000</text:p>
          </table:table-cell>
          <table:table-cell table:style-name="ce1" office:value-type="float" office:value="0.910790071" calcext:value-type="float">
            <text:p>9.11E-001</text:p>
          </table:table-cell>
          <table:table-cell table:style-name="ce2" office:value-type="float" office:value="0.821428218" calcext:value-type="float">
            <text:p>8.21E-001</text:p>
          </table:table-cell>
          <table:table-cell table:style-name="ce1" table:formula="of:=[.K14]*10-[.L14]" office:value-type="float" office:value="8.286472492" calcext:value-type="float">
            <text:p>8.29E+000</text:p>
          </table:table-cell>
          <table:table-cell table:style-name="ce1" office:value-type="float" office:value="0.979947829" calcext:value-type="float">
            <text:p>9.80E-001</text:p>
          </table:table-cell>
          <table:table-cell table:style-name="ce1" office:value-type="float" office:value="0.885981332" calcext:value-type="float">
            <text:p>8.86E-001</text:p>
          </table:table-cell>
          <table:table-cell table:style-name="ce1" table:formula="of:=[.N14]*10-[.O14]" office:value-type="float" office:value="8.913496958" calcext:value-type="float">
            <text:p>8.91E+000</text:p>
          </table:table-cell>
          <table:table-cell table:style-name="ce1" office:value-type="float" office:value="0.9899356" calcext:value-type="float">
            <text:p>9.90E-001</text:p>
          </table:table-cell>
          <table:table-cell table:style-name="ce1" office:value-type="float" office:value="0.900615778" calcext:value-type="float">
            <text:p>9.01E-001</text:p>
          </table:table-cell>
          <table:table-cell table:style-name="ce1" table:formula="of:=[.Q14]*10-[.R14]" office:value-type="float" office:value="8.998740222" calcext:value-type="float">
            <text:p>9.00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823705984" calcext:value-type="float">
            <text:p>8.24E-001</text:p>
          </table:table-cell>
          <table:table-cell table:style-name="ce1" office:value-type="float" office:value="0.737896614" calcext:value-type="float">
            <text:p>7.38E-001</text:p>
          </table:table-cell>
          <table:table-cell table:style-name="ce1" table:formula="of:=[.B15]*10-[.C15]" office:value-type="float" office:value="7.499163226" calcext:value-type="float">
            <text:p>7.50E+000</text:p>
          </table:table-cell>
          <table:table-cell table:style-name="ce1" office:value-type="float" office:value="0.729462067" calcext:value-type="float">
            <text:p>7.29E-001</text:p>
          </table:table-cell>
          <table:table-cell table:style-name="ce1" office:value-type="float" office:value="0.646047393" calcext:value-type="float">
            <text:p>6.46E-001</text:p>
          </table:table-cell>
          <table:table-cell table:style-name="ce1" table:formula="of:=[.E15]*10-[.F15]" office:value-type="float" office:value="6.648573277" calcext:value-type="float">
            <text:p>6.65E+000</text:p>
          </table:table-cell>
          <table:table-cell table:style-name="ce1" office:value-type="float" office:value="0.749774099" calcext:value-type="float">
            <text:p>7.50E-001</text:p>
          </table:table-cell>
          <table:table-cell table:style-name="ce1" office:value-type="float" office:value="0.691924262" calcext:value-type="float">
            <text:p>6.92E-001</text:p>
          </table:table-cell>
          <table:table-cell table:style-name="ce1" table:formula="of:=[.H15]*10-[.I15]" office:value-type="float" office:value="6.805816728" calcext:value-type="float">
            <text:p>6.81E+000</text:p>
          </table:table-cell>
          <table:table-cell table:style-name="ce1" office:value-type="float" office:value="0.919656795" calcext:value-type="float">
            <text:p>9.20E-001</text:p>
          </table:table-cell>
          <table:table-cell table:style-name="ce2" office:value-type="float" office:value="0.842162249" calcext:value-type="float">
            <text:p>8.42E-001</text:p>
          </table:table-cell>
          <table:table-cell table:style-name="ce1" table:formula="of:=[.K15]*10-[.L15]" office:value-type="float" office:value="8.354405701" calcext:value-type="float">
            <text:p>8.35E+000</text:p>
          </table:table-cell>
          <table:table-cell table:style-name="ce1" office:value-type="float" office:value="0.977827596" calcext:value-type="float">
            <text:p>9.78E-001</text:p>
          </table:table-cell>
          <table:table-cell table:style-name="ce1" office:value-type="float" office:value="0.891004022" calcext:value-type="float">
            <text:p>8.91E-001</text:p>
          </table:table-cell>
          <table:table-cell table:style-name="ce1" table:formula="of:=[.N15]*10-[.O15]" office:value-type="float" office:value="8.887271938" calcext:value-type="float">
            <text:p>8.89E+000</text:p>
          </table:table-cell>
          <table:table-cell table:style-name="ce1" office:value-type="float" office:value="0.992512119" calcext:value-type="float">
            <text:p>9.93E-001</text:p>
          </table:table-cell>
          <table:table-cell table:style-name="ce1" office:value-type="float" office:value="0.903466672" calcext:value-type="float">
            <text:p>9.03E-001</text:p>
          </table:table-cell>
          <table:table-cell table:style-name="ce1" table:formula="of:=[.Q15]*10-[.R15]" office:value-type="float" office:value="9.021654518" calcext:value-type="float">
            <text:p>9.0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862988172" calcext:value-type="float">
            <text:p>8.63E-001</text:p>
          </table:table-cell>
          <table:table-cell table:style-name="ce1" office:value-type="float" office:value="0.771506311" calcext:value-type="float">
            <text:p>7.72E-001</text:p>
          </table:table-cell>
          <table:table-cell table:style-name="ce1" table:formula="of:=[.B16]*10-[.C16]" office:value-type="float" office:value="7.858375409" calcext:value-type="float">
            <text:p>7.86E+000</text:p>
          </table:table-cell>
          <table:table-cell table:style-name="ce1" office:value-type="float" office:value="0.746706836" calcext:value-type="float">
            <text:p>7.47E-001</text:p>
          </table:table-cell>
          <table:table-cell table:style-name="ce1" office:value-type="float" office:value="0.665987134" calcext:value-type="float">
            <text:p>6.66E-001</text:p>
          </table:table-cell>
          <table:table-cell table:style-name="ce1" table:formula="of:=[.E16]*10-[.F16]" office:value-type="float" office:value="6.801081226" calcext:value-type="float">
            <text:p>6.80E+000</text:p>
          </table:table-cell>
          <table:table-cell table:style-name="ce1" office:value-type="float" office:value="0.793228439" calcext:value-type="float">
            <text:p>7.93E-001</text:p>
          </table:table-cell>
          <table:table-cell table:style-name="ce1" office:value-type="float" office:value="0.722550099" calcext:value-type="float">
            <text:p>7.23E-001</text:p>
          </table:table-cell>
          <table:table-cell table:style-name="ce1" table:formula="of:=[.H16]*10-[.I16]" office:value-type="float" office:value="7.209734291" calcext:value-type="float">
            <text:p>7.21E+000</text:p>
          </table:table-cell>
          <table:table-cell table:style-name="ce1" office:value-type="float" office:value="0.948296694" calcext:value-type="float">
            <text:p>9.48E-001</text:p>
          </table:table-cell>
          <table:table-cell table:style-name="ce2" office:value-type="float" office:value="0.868098801" calcext:value-type="float">
            <text:p>8.68E-001</text:p>
          </table:table-cell>
          <table:table-cell table:style-name="ce1" table:formula="of:=[.K16]*10-[.L16]" office:value-type="float" office:value="8.614868139" calcext:value-type="float">
            <text:p>8.61E+000</text:p>
          </table:table-cell>
          <table:table-cell table:style-name="ce1" office:value-type="float" office:value="0.997464784" calcext:value-type="float">
            <text:p>9.97E-001</text:p>
          </table:table-cell>
          <table:table-cell table:style-name="ce1" office:value-type="float" office:value="0.904111077" calcext:value-type="float">
            <text:p>9.04E-001</text:p>
          </table:table-cell>
          <table:table-cell table:style-name="ce1" table:formula="of:=[.N16]*10-[.O16]" office:value-type="float" office:value="9.070536763" calcext:value-type="float">
            <text:p>9.07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7489021" calcext:value-type="float">
            <text:p>9.07E-001</text:p>
          </table:table-cell>
          <table:table-cell table:style-name="ce1" table:formula="of:=[.Q16]*10-[.R16]" office:value-type="float" office:value="9.092511679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895075322" calcext:value-type="float">
            <text:p>8.95E-001</text:p>
          </table:table-cell>
          <table:table-cell table:style-name="ce1" office:value-type="float" office:value="0.805157819" calcext:value-type="float">
            <text:p>8.05E-001</text:p>
          </table:table-cell>
          <table:table-cell table:style-name="ce1" table:formula="of:=[.B17]*10-[.C17]" office:value-type="float" office:value="8.145595401" calcext:value-type="float">
            <text:p>8.15E+000</text:p>
          </table:table-cell>
          <table:table-cell table:style-name="ce1" office:value-type="float" office:value="0.771380664" calcext:value-type="float">
            <text:p>7.71E-001</text:p>
          </table:table-cell>
          <table:table-cell table:style-name="ce1" office:value-type="float" office:value="0.683516577" calcext:value-type="float">
            <text:p>6.84E-001</text:p>
          </table:table-cell>
          <table:table-cell table:style-name="ce1" table:formula="of:=[.E17]*10-[.F17]" office:value-type="float" office:value="7.030290063" calcext:value-type="float">
            <text:p>7.03E+000</text:p>
          </table:table-cell>
          <table:table-cell table:style-name="ce1" office:value-type="float" office:value="0.844911828" calcext:value-type="float">
            <text:p>8.45E-001</text:p>
          </table:table-cell>
          <table:table-cell table:style-name="ce1" office:value-type="float" office:value="0.765709551" calcext:value-type="float">
            <text:p>7.66E-001</text:p>
          </table:table-cell>
          <table:table-cell table:style-name="ce1" table:formula="of:=[.H17]*10-[.I17]" office:value-type="float" office:value="7.683408729" calcext:value-type="float">
            <text:p>7.68E+000</text:p>
          </table:table-cell>
          <table:table-cell table:style-name="ce1" office:value-type="float" office:value="0.975119058" calcext:value-type="float">
            <text:p>9.75E-001</text:p>
          </table:table-cell>
          <table:table-cell table:style-name="ce2" office:value-type="float" office:value="0.885435578" calcext:value-type="float">
            <text:p>8.85E-001</text:p>
          </table:table-cell>
          <table:table-cell table:style-name="ce1" table:formula="of:=[.K17]*10-[.L17]" office:value-type="float" office:value="8.865755002" calcext:value-type="float">
            <text:p>8.87E+000</text:p>
          </table:table-cell>
          <table:table-cell table:style-name="ce1" office:value-type="float" office:value="1.00000006" calcext:value-type="float">
            <text:p>1.00E+000</text:p>
          </table:table-cell>
          <table:table-cell table:style-name="ce1" office:value-type="float" office:value="0.907488516" calcext:value-type="float">
            <text:p>9.07E-001</text:p>
          </table:table-cell>
          <table:table-cell table:style-name="ce1" table:formula="of:=[.N17]*10-[.O17]" office:value-type="float" office:value="9.09251208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17]*10-[.R17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907404809" calcext:value-type="float">
            <text:p>9.07E-001</text:p>
          </table:table-cell>
          <table:table-cell table:style-name="ce1" office:value-type="float" office:value="0.822185906" calcext:value-type="float">
            <text:p>8.22E-001</text:p>
          </table:table-cell>
          <table:table-cell table:style-name="ce1" table:formula="of:=[.B18]*10-[.C18]" office:value-type="float" office:value="8.251862184" calcext:value-type="float">
            <text:p>8.25E+000</text:p>
          </table:table-cell>
          <table:table-cell table:style-name="ce1" office:value-type="float" office:value="0.789439396" calcext:value-type="float">
            <text:p>7.89E-001</text:p>
          </table:table-cell>
          <table:table-cell table:style-name="ce1" office:value-type="float" office:value="0.706288306" calcext:value-type="float">
            <text:p>7.06E-001</text:p>
          </table:table-cell>
          <table:table-cell table:style-name="ce1" table:formula="of:=[.E18]*10-[.F18]" office:value-type="float" office:value="7.188105654" calcext:value-type="float">
            <text:p>7.19E+000</text:p>
          </table:table-cell>
          <table:table-cell table:style-name="ce1" office:value-type="float" office:value="0.87918991" calcext:value-type="float">
            <text:p>8.79E-001</text:p>
          </table:table-cell>
          <table:table-cell table:style-name="ce1" office:value-type="float" office:value="0.805244152" calcext:value-type="float">
            <text:p>8.05E-001</text:p>
          </table:table-cell>
          <table:table-cell table:style-name="ce1" table:formula="of:=[.H18]*10-[.I18]" office:value-type="float" office:value="7.986654948" calcext:value-type="float">
            <text:p>7.99E+000</text:p>
          </table:table-cell>
          <table:table-cell table:style-name="ce1" office:value-type="float" office:value="0.970718684" calcext:value-type="float">
            <text:p>9.71E-001</text:p>
          </table:table-cell>
          <table:table-cell table:style-name="ce2" office:value-type="float" office:value="0.887192557" calcext:value-type="float">
            <text:p>8.87E-001</text:p>
          </table:table-cell>
          <table:table-cell table:style-name="ce1" table:formula="of:=[.K18]*10-[.L18]" office:value-type="float" office:value="8.819994283" calcext:value-type="float">
            <text:p>8.82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18]*10-[.O18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18]*10-[.R18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944226651" calcext:value-type="float">
            <text:p>9.44E-001</text:p>
          </table:table-cell>
          <table:table-cell table:style-name="ce1" office:value-type="float" office:value="0.855408296" calcext:value-type="float">
            <text:p>8.55E-001</text:p>
          </table:table-cell>
          <table:table-cell table:style-name="ce1" table:formula="of:=[.B19]*10-[.C19]" office:value-type="float" office:value="8.586858214" calcext:value-type="float">
            <text:p>8.59E+000</text:p>
          </table:table-cell>
          <table:table-cell table:style-name="ce1" office:value-type="float" office:value="0.845471954" calcext:value-type="float">
            <text:p>8.45E-001</text:p>
          </table:table-cell>
          <table:table-cell table:style-name="ce1" office:value-type="float" office:value="0.745996692" calcext:value-type="float">
            <text:p>7.46E-001</text:p>
          </table:table-cell>
          <table:table-cell table:style-name="ce1" table:formula="of:=[.E19]*10-[.F19]" office:value-type="float" office:value="7.708722848" calcext:value-type="float">
            <text:p>7.71E+000</text:p>
          </table:table-cell>
          <table:table-cell table:style-name="ce1" office:value-type="float" office:value="0.92267538" calcext:value-type="float">
            <text:p>9.23E-001</text:p>
          </table:table-cell>
          <table:table-cell table:style-name="ce1" office:value-type="float" office:value="0.842722472" calcext:value-type="float">
            <text:p>8.43E-001</text:p>
          </table:table-cell>
          <table:table-cell table:style-name="ce1" table:formula="of:=[.H19]*10-[.I19]" office:value-type="float" office:value="8.384031328" calcext:value-type="float">
            <text:p>8.38E+000</text:p>
          </table:table-cell>
          <table:table-cell table:style-name="ce1" office:value-type="float" office:value="0.994971226" calcext:value-type="float">
            <text:p>9.95E-001</text:p>
          </table:table-cell>
          <table:table-cell table:style-name="ce2" office:value-type="float" office:value="0.904950218" calcext:value-type="float">
            <text:p>9.05E-001</text:p>
          </table:table-cell>
          <table:table-cell table:style-name="ce1" table:formula="of:=[.K19]*10-[.L19]" office:value-type="float" office:value="9.044762042" calcext:value-type="float">
            <text:p>9.04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19]*10-[.O19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19]*10-[.R19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0.964351006" calcext:value-type="float">
            <text:p>9.64E-001</text:p>
          </table:table-cell>
          <table:table-cell table:style-name="ce1" office:value-type="float" office:value="0.878376174" calcext:value-type="float">
            <text:p>8.78E-001</text:p>
          </table:table-cell>
          <table:table-cell table:style-name="ce1" table:formula="of:=[.B20]*10-[.C20]" office:value-type="float" office:value="8.765133886" calcext:value-type="float">
            <text:p>8.77E+000</text:p>
          </table:table-cell>
          <table:table-cell table:style-name="ce1" office:value-type="float" office:value="0.861510172" calcext:value-type="float">
            <text:p>8.62E-001</text:p>
          </table:table-cell>
          <table:table-cell table:style-name="ce1" office:value-type="float" office:value="0.77422595" calcext:value-type="float">
            <text:p>7.74E-001</text:p>
          </table:table-cell>
          <table:table-cell table:style-name="ce1" table:formula="of:=[.E20]*10-[.F20]" office:value-type="float" office:value="7.84087577" calcext:value-type="float">
            <text:p>7.84E+000</text:p>
          </table:table-cell>
          <table:table-cell table:style-name="ce1" office:value-type="float" office:value="0.941937127" calcext:value-type="float">
            <text:p>9.42E-001</text:p>
          </table:table-cell>
          <table:table-cell table:style-name="ce1" office:value-type="float" office:value="0.858651091" calcext:value-type="float">
            <text:p>8.59E-001</text:p>
          </table:table-cell>
          <table:table-cell table:style-name="ce1" table:formula="of:=[.H20]*10-[.I20]" office:value-type="float" office:value="8.560720179" calcext:value-type="float">
            <text:p>8.56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7956375" calcext:value-type="float">
            <text:p>9.08E-001</text:p>
          </table:table-cell>
          <table:table-cell table:style-name="ce1" table:formula="of:=[.K20]*10-[.L20]" office:value-type="float" office:value="9.092044325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0]*10-[.O20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0]*10-[.R20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980531086" calcext:value-type="float">
            <text:p>9.81E-001</text:p>
          </table:table-cell>
          <table:table-cell table:style-name="ce1" office:value-type="float" office:value="0.891497949" calcext:value-type="float">
            <text:p>8.91E-001</text:p>
          </table:table-cell>
          <table:table-cell table:style-name="ce1" table:formula="of:=[.B21]*10-[.C21]" office:value-type="float" office:value="8.913812911" calcext:value-type="float">
            <text:p>8.91E+000</text:p>
          </table:table-cell>
          <table:table-cell table:style-name="ce1" office:value-type="float" office:value="0.904963596" calcext:value-type="float">
            <text:p>9.05E-001</text:p>
          </table:table-cell>
          <table:table-cell table:style-name="ce1" office:value-type="float" office:value="0.808398776" calcext:value-type="float">
            <text:p>8.08E-001</text:p>
          </table:table-cell>
          <table:table-cell table:style-name="ce1" table:formula="of:=[.E21]*10-[.F21]" office:value-type="float" office:value="8.241237184" calcext:value-type="float">
            <text:p>8.24E+000</text:p>
          </table:table-cell>
          <table:table-cell table:style-name="ce1" office:value-type="float" office:value="0.968068581" calcext:value-type="float">
            <text:p>9.68E-001</text:p>
          </table:table-cell>
          <table:table-cell table:style-name="ce1" office:value-type="float" office:value="0.883573737" calcext:value-type="float">
            <text:p>8.84E-001</text:p>
          </table:table-cell>
          <table:table-cell table:style-name="ce1" table:formula="of:=[.H21]*10-[.I21]" office:value-type="float" office:value="8.797112073" calcext:value-type="float">
            <text:p>8.80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21]*10-[.L21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1]*10-[.O21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1]*10-[.R21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.00000006" calcext:value-type="float">
            <text:p>1.00E+000</text:p>
          </table:table-cell>
          <table:table-cell table:style-name="ce1" office:value-type="float" office:value="0.907493732" calcext:value-type="float">
            <text:p>9.07E-001</text:p>
          </table:table-cell>
          <table:table-cell table:style-name="ce1" table:formula="of:=[.B22]*10-[.C22]" office:value-type="float" office:value="9.092506868" calcext:value-type="float">
            <text:p>9.09E+000</text:p>
          </table:table-cell>
          <table:table-cell table:style-name="ce1" office:value-type="float" office:value="0.968821575" calcext:value-type="float">
            <text:p>9.69E-001</text:p>
          </table:table-cell>
          <table:table-cell table:style-name="ce1" office:value-type="float" office:value="0.870461627" calcext:value-type="float">
            <text:p>8.70E-001</text:p>
          </table:table-cell>
          <table:table-cell table:style-name="ce1" table:formula="of:=[.E22]*10-[.F22]" office:value-type="float" office:value="8.817754123" calcext:value-type="float">
            <text:p>8.82E+000</text:p>
          </table:table-cell>
          <table:table-cell table:style-name="ce1" office:value-type="float" office:value="0.985129125" calcext:value-type="float">
            <text:p>9.85E-001</text:p>
          </table:table-cell>
          <table:table-cell table:style-name="ce1" office:value-type="float" office:value="0.898127109" calcext:value-type="float">
            <text:p>8.98E-001</text:p>
          </table:table-cell>
          <table:table-cell table:style-name="ce1" table:formula="of:=[.H22]*10-[.I22]" office:value-type="float" office:value="8.953164141" calcext:value-type="float">
            <text:p>8.95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22]*10-[.L22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2]*10-[.O22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2]*10-[.R22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B23]*10-[.C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E23]*10-[.F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H23]*10-[.I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23]*10-[.L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3]*10-[.O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3]*10-[.R23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 table:number-rows-repeated="104855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 style:data-style-name="N2" text:time-value="0000-00-00T09:43:57.478886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42:01.372283686</meta:creation-date>
    <meta:editing-duration>P1DT8H29M2S</meta:editing-duration>
    <meta:editing-cycles>11</meta:editing-cycles>
    <meta:generator>LibreOffice/4.1.4.2$Linux_X86_64 LibreOffice_project/410m0$Build-2</meta:generator>
    <dc:date>2014-01-09T14:46:06.217108483</dc:date>
    <meta:document-statistic meta:table-count="1" meta:cell-count="424" meta:object-count="0"/>
  </office:meta>
</office:document-meta>
</file>